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2" style:family="table">
      <style:table-properties style:width="12.832cm" fo:margin-left="1.228cm" table:align="left"/>
    </style:style>
    <style:style style:name="Table2.A" style:family="table-column">
      <style:table-column-properties style:column-width="12.832cm"/>
    </style:style>
    <style:style style:name="Table2.A1" style:family="table-cell">
      <style:table-cell-properties fo:padding="0.097cm" fo:border="none"/>
    </style:style>
    <style:style style:name="Table1" style:family="table">
      <style:table-properties style:width="12.875cm" fo:margin-left="1.228cm" table:align="left"/>
    </style:style>
    <style:style style:name="Table1.A" style:family="table-column">
      <style:table-column-properties style:column-width="6.006cm"/>
    </style:style>
    <style:style style:name="Table1.B" style:family="table-column">
      <style:table-column-properties style:column-width="1.191cm"/>
    </style:style>
    <style:style style:name="Table1.C" style:family="table-column">
      <style:table-column-properties style:column-width="5.678cm"/>
    </style:style>
    <style:style style:name="Table1.A1" style:family="table-cell">
      <style:table-cell-properties fo:padding="0.097cm" fo:border="none"/>
    </style:style>
    <style:style style:name="Table4" style:family="table">
      <style:table-properties style:width="12.822cm" fo:margin-left="1.281cm" table:align="left"/>
    </style:style>
    <style:style style:name="Table4.A" style:family="table-column">
      <style:table-column-properties style:column-width="6.429cm"/>
    </style:style>
    <style:style style:name="Table4.B" style:family="table-column">
      <style:table-column-properties style:column-width="6.392cm"/>
    </style:style>
    <style:style style:name="Table4.A1" style:family="table-cell">
      <style:table-cell-properties fo:padding="0.097cm" fo:border="none"/>
    </style:style>
    <style:style style:name="Table6" style:family="table">
      <style:table-properties style:width="12.779cm" fo:margin-left="1.281cm" table:align="left"/>
    </style:style>
    <style:style style:name="Table6.A" style:family="table-column">
      <style:table-column-properties style:column-width="6.218cm"/>
    </style:style>
    <style:style style:name="Table6.B" style:family="table-column">
      <style:table-column-properties style:column-width="6.562cm"/>
    </style:style>
    <style:style style:name="Table6.A1" style:family="table-cell">
      <style:table-cell-properties fo:padding="0.097cm" fo:border="none"/>
    </style:style>
    <style:style style:name="Table3" style:family="table">
      <style:table-properties style:width="12.779cm" fo:margin-left="1.254cm" table:align="left"/>
    </style:style>
    <style:style style:name="Table3.A" style:family="table-column">
      <style:table-column-properties style:column-width="6.271cm"/>
    </style:style>
    <style:style style:name="Table3.B" style:family="table-column">
      <style:table-column-properties style:column-width="6.509cm"/>
    </style:style>
    <style:style style:name="Table3.A1" style:family="table-cell">
      <style:table-cell-properties fo:padding="0.097cm" fo:border="none"/>
    </style:style>
    <style:style style:name="P1" style:family="paragraph" style:parent-style-name="Table_20_Contents">
      <style:paragraph-properties fo:text-align="center" style:justify-single-word="false"/>
      <style:text-properties officeooo:rsid="000507e6" officeooo:paragraph-rsid="001502b5"/>
    </style:style>
    <style:style style:name="P2" style:family="paragraph" style:parent-style-name="Table_20_Contents">
      <style:paragraph-properties fo:text-align="start" style:justify-single-word="false"/>
      <style:text-properties officeooo:rsid="000507e6" officeooo:paragraph-rsid="001502b5"/>
    </style:style>
    <style:style style:name="P3" style:family="paragraph" style:parent-style-name="Table_20_Contents">
      <style:paragraph-properties fo:text-align="center" style:justify-single-word="false"/>
      <style:text-properties officeooo:rsid="00060199" officeooo:paragraph-rsid="001502b5"/>
    </style:style>
    <style:style style:name="P4" style:family="paragraph" style:parent-style-name="Table_20_Contents">
      <style:paragraph-properties fo:text-align="center" style:justify-single-word="false"/>
      <style:text-properties officeooo:rsid="000eca66" officeooo:paragraph-rsid="000faba9"/>
    </style:style>
    <style:style style:name="P5" style:family="paragraph" style:parent-style-name="Table_20_Contents">
      <style:paragraph-properties fo:text-align="center" style:justify-single-word="false">
        <style:tab-stops>
          <style:tab-stop style:position="7.99cm"/>
        </style:tab-stops>
      </style:paragraph-properties>
      <style:text-properties officeooo:rsid="00137e32" officeooo:paragraph-rsid="00137e32"/>
    </style:style>
    <style:style style:name="P6" style:family="paragraph" style:parent-style-name="Table_20_Contents">
      <style:paragraph-properties fo:text-align="center" style:justify-single-word="false">
        <style:tab-stops>
          <style:tab-stop style:position="7.99cm"/>
        </style:tab-stops>
      </style:paragraph-properties>
      <style:text-properties officeooo:rsid="000d20b2" officeooo:paragraph-rsid="000d20b2"/>
    </style:style>
    <style:style style:name="P7" style:family="paragraph" style:parent-style-name="Table_20_Contents">
      <style:paragraph-properties fo:text-align="start" style:justify-single-word="false"/>
      <style:text-properties officeooo:rsid="001502b5" officeooo:paragraph-rsid="001502b5"/>
    </style:style>
    <style:style style:name="P8" style:family="paragraph" style:parent-style-name="Table_20_Contents">
      <style:paragraph-properties fo:text-align="start" style:justify-single-word="false"/>
      <style:text-properties fo:color="#c9211e" loext:opacity="100%" officeooo:rsid="00183ab8" officeooo:paragraph-rsid="00183ab8"/>
    </style:style>
    <style:style style:name="P9" style:family="paragraph" style:parent-style-name="Table_20_Contents">
      <style:paragraph-properties fo:text-align="start" style:justify-single-word="false"/>
      <style:text-properties fo:color="#c9211e" loext:opacity="100%" officeooo:rsid="001c6799" officeooo:paragraph-rsid="001c6799"/>
    </style:style>
    <style:style style:name="P10" style:family="paragraph" style:parent-style-name="Table_20_Contents">
      <style:paragraph-properties fo:text-align="start" style:justify-single-word="false"/>
      <style:text-properties fo:color="#c9211e" loext:opacity="100%" officeooo:rsid="001cad7b" officeooo:paragraph-rsid="001cad7b"/>
    </style:style>
    <style:style style:name="P11" style:family="paragraph" style:parent-style-name="Table_20_Contents">
      <style:paragraph-properties fo:text-align="start" style:justify-single-word="false"/>
      <style:text-properties officeooo:rsid="001c6799" officeooo:paragraph-rsid="001c6799"/>
    </style:style>
    <style:style style:name="P12" style:family="paragraph" style:parent-style-name="Table_20_Contents">
      <style:paragraph-properties fo:text-align="start" style:justify-single-word="false"/>
      <style:text-properties officeooo:rsid="001c6799" officeooo:paragraph-rsid="0024a560"/>
    </style:style>
    <style:style style:name="P13" style:family="paragraph" style:parent-style-name="Table_20_Contents">
      <style:paragraph-properties fo:text-align="start" style:justify-single-word="false"/>
      <style:text-properties officeooo:rsid="001d78a9" officeooo:paragraph-rsid="001d78a9"/>
    </style:style>
    <style:style style:name="P14" style:family="paragraph" style:parent-style-name="Table_20_Contents">
      <style:paragraph-properties fo:text-align="center" style:justify-single-word="false">
        <style:tab-stops>
          <style:tab-stop style:position="7.99cm"/>
        </style:tab-stops>
      </style:paragraph-properties>
      <style:text-properties officeooo:rsid="000b070d" officeooo:paragraph-rsid="000b070d" fo:background-color="#ffffff"/>
    </style:style>
    <style:style style:name="P15" style:family="paragraph" style:parent-style-name="Table_20_Contents">
      <style:paragraph-properties fo:text-align="center" style:justify-single-word="false">
        <style:tab-stops>
          <style:tab-stop style:position="7.99cm"/>
        </style:tab-stops>
      </style:paragraph-properties>
      <style:text-properties officeooo:rsid="001f616b" officeooo:paragraph-rsid="001f616b" fo:background-color="#ffffff"/>
    </style:style>
    <style:style style:name="P16" style:family="paragraph" style:parent-style-name="Text_20_body">
      <style:text-properties officeooo:rsid="00090ecc" officeooo:paragraph-rsid="00090ecc"/>
    </style:style>
    <style:style style:name="P17" style:family="paragraph" style:parent-style-name="Text_20_body">
      <style:paragraph-properties fo:text-align="start" style:justify-single-word="false"/>
      <style:text-properties officeooo:rsid="00090ecc" officeooo:paragraph-rsid="00090ecc"/>
    </style:style>
    <style:style style:name="P18" style:family="paragraph" style:parent-style-name="Table_20_Contents">
      <style:paragraph-properties fo:text-align="start" style:justify-single-word="false"/>
      <style:text-properties officeooo:rsid="0020cdfc" officeooo:paragraph-rsid="0020cdfc"/>
    </style:style>
    <style:style style:name="P19" style:family="paragraph" style:parent-style-name="Table_20_Contents">
      <style:paragraph-properties fo:text-align="start" style:justify-single-word="false"/>
      <style:text-properties officeooo:rsid="0024a560" officeooo:paragraph-rsid="0024a560"/>
    </style:style>
    <style:style style:name="P20" style:family="paragraph" style:parent-style-name="Table_20_Contents">
      <style:paragraph-properties fo:text-align="start" style:justify-single-word="false"/>
      <style:text-properties officeooo:rsid="0012e636" officeooo:paragraph-rsid="0012e636"/>
    </style:style>
    <style:style style:name="P21" style:family="paragraph" style:parent-style-name="Table_20_Contents">
      <style:paragraph-properties fo:text-align="center" style:justify-single-word="false"/>
      <style:text-properties officeooo:rsid="002649b9" officeooo:paragraph-rsid="002649b9"/>
    </style:style>
    <style:style style:name="P22" style:family="paragraph" style:parent-style-name="Table_20_Contents">
      <style:paragraph-properties fo:text-align="center" style:justify-single-word="false">
        <style:tab-stops>
          <style:tab-stop style:position="7.99cm"/>
        </style:tab-stops>
      </style:paragraph-properties>
      <style:text-properties officeooo:rsid="002649b9" officeooo:paragraph-rsid="002649b9"/>
    </style:style>
    <style:style style:name="P23" style:family="paragraph" style:parent-style-name="Table_20_Contents">
      <style:text-properties officeooo:rsid="002649b9" officeooo:paragraph-rsid="002649b9"/>
    </style:style>
    <style:style style:name="P24" style:family="paragraph" style:parent-style-name="Table_20_Contents">
      <style:paragraph-properties fo:text-align="start" style:justify-single-word="false"/>
      <style:text-properties officeooo:rsid="002649b9" officeooo:paragraph-rsid="002649b9"/>
    </style:style>
    <style:style style:name="P25" style:family="paragraph" style:parent-style-name="Table_20_Contents">
      <style:paragraph-properties fo:text-align="center" style:justify-single-word="false">
        <style:tab-stops>
          <style:tab-stop style:position="7.99cm"/>
        </style:tab-stops>
      </style:paragraph-properties>
      <style:text-properties officeooo:rsid="001cad7b" officeooo:paragraph-rsid="001cad7b"/>
    </style:style>
    <style:style style:name="P26" style:family="paragraph" style:parent-style-name="Table_20_Contents">
      <style:text-properties officeooo:rsid="001f616b" officeooo:paragraph-rsid="001f616b"/>
    </style:style>
    <style:style style:name="P27" style:family="paragraph" style:parent-style-name="Table_20_Contents">
      <style:text-properties officeooo:rsid="000507e6" officeooo:paragraph-rsid="001f616b"/>
    </style:style>
    <style:style style:name="P28" style:family="paragraph" style:parent-style-name="Table_20_Contents">
      <style:paragraph-properties fo:text-align="start" style:justify-single-word="false"/>
      <style:text-properties officeooo:rsid="0012e636" officeooo:paragraph-rsid="0012e636"/>
    </style:style>
    <style:style style:name="T1" style:family="text">
      <style:text-properties officeooo:rsid="001502b5"/>
    </style:style>
    <style:style style:name="T2" style:family="text">
      <style:text-properties officeooo:rsid="001cad7b"/>
    </style:style>
    <style:style style:name="T3" style:family="text">
      <style:text-properties officeooo:rsid="001d78a9"/>
    </style:style>
    <style:style style:name="T4" style:family="text">
      <style:text-properties officeooo:rsid="0020cdfc"/>
    </style:style>
    <style:style style:name="T5" style:family="text">
      <style:text-properties officeooo:rsid="000507e6"/>
    </style:style>
    <style:style style:name="T6" style:family="text">
      <style:text-properties officeooo:rsid="0024a560"/>
    </style:style>
    <style:style style:name="T7" style:family="text">
      <style:text-properties officeooo:rsid="002649b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2" table:style-name="Table2">
        <table:table-column table:style-name="Table2.A"/>
        <table:table-row>
          <table:table-cell table:style-name="Table2.A1" office:value-type="string">
            <text:p text:style-name="P14">DERBYSHIRE SENIOR CUP </text:p>
            <text:p text:style-name="P15">FIRST ROUND </text:p>
            <text:p text:style-name="P6"/>
            <text:p text:style-name="P25"><text:span text:style-name="T7">Saturday</text:span><text:span text:style-name="T6"> December </text:span><text:span text:style-name="T7">7</text:span><text:span text:style-name="T3">th</text:span> 19<text:span text:style-name="T7">68</text:span></text:p>
            <text:p text:style-name="P25"/>
            <text:p text:style-name="P22">Manor Farm Toton</text:p>
            <text:p text:style-name="P5">Kick Off <text:s/><text:span text:style-name="T7">2.30</text:span></text:p>
          </table:table-cell>
        </table:table-row>
      </table:table>
      <text:p text:style-name="Text_20_body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21">LONG EATON GRANGE</text:p>
          </table:table-cell>
          <table:table-cell table:style-name="Table1.A1" office:value-type="string">
            <text:p text:style-name="P21">1-2</text:p>
          </table:table-cell>
          <table:table-cell table:style-name="Table1.A1" office:value-type="string">
            <text:p text:style-name="P21">DERBY ROE FARM ATH</text:p>
          </table:table-cell>
        </table:table-row>
      </table:table>
      <text:p text:style-name="P17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26">Colours :</text:p>
            <text:p text:style-name="P26"/>
            <text:p text:style-name="P23">Dennis Reynolds <text:s text:c="2"/>GK</text:p>
            <text:p text:style-name="P23">George Gee</text:p>
            <text:p text:style-name="P23">Terry Hitchin</text:p>
            <text:p text:style-name="P23">Peter Swift</text:p>
            <text:p text:style-name="P23">Michael Roan</text:p>
            <text:p text:style-name="P23">Peter Burrows</text:p>
            <text:p text:style-name="P23">McKay</text:p>
            <text:p text:style-name="P23">David Riley</text:p>
            <text:p text:style-name="P23">Michael Holdsworth</text:p>
            <text:p text:style-name="P23">Brian Selvey</text:p>
            <text:p text:style-name="P23">Bev Hardy</text:p>
            <text:p text:style-name="P23"/>
            <text:p text:style-name="P23">SUBSTITUTE</text:p>
            <text:p text:style-name="P23">Harry Hulse</text:p>
          </table:table-cell>
          <table:table-cell table:style-name="Table4.A1" office:value-type="string">
            <text:p text:style-name="P26">Colour<text:span text:style-name="T4">s :</text:span></text:p>
            <text:p text:style-name="P26"/>
            <text:p text:style-name="P23">Porter <text:s text:c="2"/>GK</text:p>
            <text:p text:style-name="P23">Fitchett</text:p>
            <text:p text:style-name="P23">Perry</text:p>
            <text:p text:style-name="P23">Garside</text:p>
            <text:p text:style-name="P23">Furlong</text:p>
            <text:p text:style-name="P23">Mills</text:p>
            <text:p text:style-name="P23">Wilkinson</text:p>
            <text:p text:style-name="P23">Aherne</text:p>
            <text:p text:style-name="P23">Eric Loydall</text:p>
            <text:p text:style-name="P23">Dunn</text:p>
            <text:p text:style-name="P23">Fearn</text:p>
            <text:p text:style-name="P23"/>
            <text:p text:style-name="P23">SUBSTITUTE</text:p>
            <text:p text:style-name="P27"/>
          </table:table-cell>
        </table:table-row>
      </table:table>
      <text:p text:style-name="P16"/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20">M<text:span text:style-name="T1">anager</text:span></text:p>
            <text:p text:style-name="P24">Peter Williams</text:p>
            <text:p text:style-name="P19"/>
            <text:p text:style-name="P9"/>
            <text:p text:style-name="P7">Referee</text:p>
            <text:p text:style-name="P12">M<text:span text:style-name="T2">r </text:span><text:span text:style-name="T5"><text:s/></text:span></text:p>
            <text:p text:style-name="P11"/>
            <text:p text:style-name="P18">Linesmen</text:p>
            <text:p text:style-name="P11"/>
            <text:p text:style-name="P13">Half Time <text:s text:c="3"/><text:span text:style-name="T7">1-2</text:span></text:p>
            <text:p text:style-name="P13"/>
            <text:p text:style-name="P7">Attendance <text:s/></text:p>
          </table:table-cell>
          <table:table-cell table:style-name="Table6.A1" office:value-type="string">
            <text:p text:style-name="P20">M<text:span text:style-name="T1">anager</text:span></text:p>
            <text:p text:style-name="P19"/>
            <text:p text:style-name="P10"/>
            <text:p text:style-name="P8"/>
            <text:p text:style-name="P1"/>
            <text:p text:style-name="P1"/>
            <text:p text:style-name="P2"/>
            <text:p text:style-name="P3"/>
          </table:table-cell>
        </table:table-row>
      </table:table>
      <text:p text:style-name="Standard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23">Perry <text:s text:c="5"/>(penalty)</text:p>
            <text:p text:style-name="P23">Riley</text:p>
            <text:p text:style-name="P23">Dunn</text:p>
          </table:table-cell>
          <table:table-cell table:style-name="Table3.A1" office:value-type="string">
            <text:p text:style-name="P23">15 min <text:s text:c="9"/>0-1</text:p>
            <text:p text:style-name="P23"><text:s text:c="21"/>1-1</text:p>
            <text:p text:style-name="P23"><text:s text:c="21"/>1-2</text:p>
          </table:table-cell>
        </table:table-row>
      </table:table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03T13:09:09.905000000</meta:creation-date>
    <dc:date>2024-02-13T19:05:36.125000000</dc:date>
    <meta:editing-duration>PT11H27M47S</meta:editing-duration>
    <meta:editing-cycles>35</meta:editing-cycles>
    <meta:generator>Coolle_Office_for_Docs_and_Sheet/7.4.2.3$Windows_X86_64 LibreOffice_project/</meta:generator>
    <meta:document-statistic meta:table-count="5" meta:image-count="0" meta:object-count="0" meta:page-count="1" meta:paragraph-count="49" meta:word-count="86" meta:character-count="561" meta:non-whitespace-character-count="454"/>
  </office:meta>
</office:document-meta>
</file>